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dd21ab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0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0"><text:span text:style-name="T44">Tel: </text:span><text:span text:style-name="T44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50">I.V.A.: </text:span><text:span text:style-name="T44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7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8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0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56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Variante: </text:span><text:span text:style-name="T74"><text:placeholder text:placeholder-type="text">&lt;line.packaging_id.name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8"><text:text-input text:description="&lt;/for&gt;">End For</text:text-input><text:s text:c="2"/></text:p>
          </table:table-cell>
          <table:table-cell table:style-name="Tabla1.B3" office:value-type="string">
            <text:p text:style-name="P54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4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8">Recibí Conforme</text:span>:</text:p>
            <text:p text:style-name="P43"><text:span text:style-name="T38">Fecha</text:span>: <text:s/><text:span text:style-name="T69"><text:s text:c="5"/>/ <text:s text:c="5"/>/ <text:s text:c="5"/></text:span></text:p>
            <text:p text:style-name="P43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5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2T10:58:42.844022053</dc:date>
    <meta:editing-duration>P3DT20H24M17S</meta:editing-duration>
    <meta:editing-cycles>454</meta:editing-cycles>
    <meta:generator>LibreOffice/6.4.6.2$Linux_X86_64 LibreOffice_project/40$Build-2</meta:generator>
    <meta:document-statistic meta:table-count="6" meta:image-count="0" meta:object-count="0" meta:page-count="2" meta:paragraph-count="61" meta:word-count="307" meta:character-count="2004" meta:non-whitespace-character-count="1747"/>
  </office:meta>
</office:document-meta>
</file>